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PT Sans Caption" svg:font-family="'PT Sans Captio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8102in" svg:height="7.6969in" svg:x="2.7098in" svg:y="0.0417in">
            <draw:object draw:notify-on-update-of-ranges="Sheet1.A1:Sheet1.A1 Sheet1.A2:Sheet1.A33 Sheet1.B1:Sheet1.B1 Sheet1.B2:Sheet1.B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8102in" svg:height="7.6969in" svg:x="2.6665in" svg:y="8.3661in">
            <draw:object draw:notify-on-update-of-ranges="Sheet1.A50:Sheet1.A50 Sheet1.A51:Sheet1.A82 Sheet1.B50:Sheet1.B50 Sheet1.B51:Sheet1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3">
          <table:table-cell office:value-type="string">
            <text:p>S1-S8</text:p>
          </table:table-cell>
          <table:table-cell office:value-type="string">
            <text:p>Оптимальные узлы замен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1.42">
            <text:p>1.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.83">
            <text:p>2.8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4.25">
            <text:p>4.25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5.66">
            <text:p>5.66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7.08">
            <text:p>7.08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.86">
            <text:p>7.86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9.28">
            <text:p>9.28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10.69">
            <text:p>10.69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float" office:value="10.96">
            <text:p>10.96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float" office:value="12.37">
            <text:p>12.37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float" office:value="13.79">
            <text:p>13.79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float" office:value="14.05">
            <text:p>14.05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float" office:value="15.47">
            <text:p>15.47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float" office:value="16.88">
            <text:p>16.88</text:p>
          </table:table-cell>
          <table:table-cell office:value-type="float" office:value="33">
            <text:p>33</text:p>
          </table:table-cell>
        </table:table-row>
        <table:table-row table:style-name="ro3">
          <table:table-cell office:value-type="float" office:value="17.14">
            <text:p>17.14</text:p>
          </table:table-cell>
          <table:table-cell office:value-type="float" office:value="33">
            <text:p>33</text:p>
          </table:table-cell>
        </table:table-row>
        <table:table-row table:style-name="ro3">
          <table:table-cell office:value-type="float" office:value="18.56">
            <text:p>18.56</text:p>
          </table:table-cell>
          <table:table-cell office:value-type="float" office:value="36">
            <text:p>36</text:p>
          </table:table-cell>
        </table:table-row>
        <table:table-row table:style-name="ro3">
          <table:table-cell office:value-type="float" office:value="19.97">
            <text:p>19.97</text:p>
          </table:table-cell>
          <table:table-cell office:value-type="float" office:value="39">
            <text:p>39</text:p>
          </table:table-cell>
        </table:table-row>
        <table:table-row table:style-name="ro3">
          <table:table-cell office:value-type="float" office:value="20.24">
            <text:p>20.24</text:p>
          </table:table-cell>
          <table:table-cell office:value-type="float" office:value="39">
            <text:p>39</text:p>
          </table:table-cell>
        </table:table-row>
        <table:table-row table:style-name="ro3">
          <table:table-cell office:value-type="float" office:value="21.65">
            <text:p>21.65</text:p>
          </table:table-cell>
          <table:table-cell office:value-type="float" office:value="42">
            <text:p>42</text:p>
          </table:table-cell>
        </table:table-row>
        <table:table-row table:style-name="ro3">
          <table:table-cell office:value-type="float" office:value="23.07">
            <text:p>23.07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3.33">
            <text:p>23.33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4.74">
            <text:p>24.74</text:p>
          </table:table-cell>
          <table:table-cell office:value-type="float" office:value="48">
            <text:p>48</text:p>
          </table:table-cell>
        </table:table-row>
        <table:table-row table:style-name="ro3">
          <table:table-cell office:value-type="float" office:value="26.16">
            <text:p>26.16</text:p>
          </table:table-cell>
          <table:table-cell office:value-type="float" office:value="51">
            <text:p>51</text:p>
          </table:table-cell>
        </table:table-row>
        <table:table-row table:style-name="ro3">
          <table:table-cell office:value-type="float" office:value="26.42">
            <text:p>26.42</text:p>
          </table:table-cell>
          <table:table-cell office:value-type="float" office:value="51">
            <text:p>51</text:p>
          </table:table-cell>
        </table:table-row>
        <table:table-row table:style-name="ro3">
          <table:table-cell office:value-type="float" office:value="27.84">
            <text:p>27.84</text:p>
          </table:table-cell>
          <table:table-cell office:value-type="float" office:value="54">
            <text:p>54</text:p>
          </table:table-cell>
        </table:table-row>
        <table:table-row table:style-name="ro3">
          <table:table-cell office:value-type="float" office:value="29.25">
            <text:p>29.25</text:p>
          </table:table-cell>
          <table:table-cell office:value-type="float" office:value="57">
            <text:p>57</text:p>
          </table:table-cell>
        </table:table-row>
        <table:table-row table:style-name="ro3">
          <table:table-cell office:value-type="float" office:value="30.93">
            <text:p>30.93</text:p>
          </table:table-cell>
          <table:table-cell office:value-type="float" office:value="57">
            <text:p>57</text:p>
          </table:table-cell>
        </table:table-row>
        <table:table-row table:style-name="ro3">
          <table:table-cell office:value-type="float" office:value="32.35">
            <text:p>32.3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32.36">
            <text:p>32.36</text:p>
          </table:table-cell>
          <table:table-cell office:value-type="float" office:value="63">
            <text:p>63</text:p>
          </table:table-cell>
        </table:table-row>
        <table:table-row table:style-name="ro3">
          <table:table-cell office:value-type="float" office:value="32.61">
            <text:p>32.61</text:p>
          </table:table-cell>
          <table:table-cell office:value-type="float" office:value="63">
            <text:p>63</text:p>
          </table:table-cell>
        </table:table-row>
        <table:table-row table:style-name="ro3">
          <table:table-cell office:value-type="float" office:value="34.02">
            <text:p>34.02</text:p>
          </table:table-cell>
          <table:table-cell office:value-type="float" office:value="66">
            <text:p>66</text:p>
          </table:table-cell>
        </table:table-row>
        <table:table-row table:style-name="ro3" table:number-rows-repeated="16">
          <table:table-cell table:number-columns-repeated="2"/>
        </table:table-row>
        <table:table-row table:style-name="ro3">
          <table:table-cell office:value-type="string">
            <text:p>S1-S8</text:p>
          </table:table-cell>
          <table:table-cell office:value-type="string">
            <text:p>Оптимальные узлы замен</text:p>
          </table:table-cell>
        </table:table-row>
        <table:table-row table:style-name="ro3">
          <table:table-cell office:value-type="float" office:value="1.68">
            <text:p>1.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.68">
            <text:p>1.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.36">
            <text:p>3.36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18.5">
            <text:p>18.5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float" office:value="18.5">
            <text:p>18.5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float" office:value="23.5">
            <text:p>23.5</text:p>
          </table:table-cell>
          <table:table-cell office:value-type="float" office:value="28">
            <text:p>28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</table:table-row>
        <table:table-row table:style-name="ro3">
          <table:table-cell office:value-type="float" office:value="28.5">
            <text:p>28.5</text:p>
          </table:table-cell>
          <table:table-cell office:value-type="float" office:value="34">
            <text:p>34</text:p>
          </table:table-cell>
        </table:table-row>
        <table:table-row table:style-name="ro3">
          <table:table-cell office:value-type="float" office:value="28.5">
            <text:p>28.5</text:p>
          </table:table-cell>
          <table:table-cell office:value-type="float" office:value="34">
            <text:p>34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3">
          <table:table-cell office:value-type="float" office:value="33.5">
            <text:p>33.5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35.24">
            <text:p>35.24</text:p>
          </table:table-cell>
          <table:table-cell office:value-type="float" office:value="42">
            <text:p>42</text:p>
          </table:table-cell>
        </table:table-row>
        <table:table-row table:style-name="ro3">
          <table:table-cell office:value-type="float" office:value="35.24">
            <text:p>35.24</text:p>
          </table:table-cell>
          <table:table-cell office:value-type="float" office:value="42">
            <text:p>4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PT Sans Caption" svg:font-family="'PT Sans Captio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PT Sans Caption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7T15:19:29</meta:creation-date>
    <dc:date>2013-05-27T16:18:46</dc:date>
    <meta:editing-duration>PT1M45S</meta:editing-duration>
    <meta:editing-cycles>2</meta:editing-cycles>
    <meta:generator>LibreOffice/3.5$Linux_x86 LibreOffice_project/350m1$Build-2</meta:generator>
    <meta:document-statistic meta:table-count="3" meta:cell-count="1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PT Sans Caption'" style:font-style-name="Regular" fo:font-size="2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PT Sans Caption'" style:font-style-name="Regular" fo:font-size="16pt" style:font-size-asian="10pt" style:font-size-complex="10pt"/>
    </style:style>
    <style:style style:name="ch5" style:family="chart">
      <style:chart-properties chart:auto-position="true" style:rotation-angle="0"/>
      <style:text-properties fo:font-family="'PT Sans Caption'" style:font-style-name="Regular" fo:font-size="20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family="'PT Sans Caption'" style:font-style-name="Regular" fo:font-size="20pt" style:font-size-asian="9pt" style:font-size-complex="9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draw:stroke="none" draw:fill-color="#004586" dr3d:edge-rounding="5%"/>
      <style:text-properties fo:font-family="'PT Sans Caption'" style:font-style-name="Regular" fo:font-size="16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draw:fill-color="#ff420e"/>
      <style:text-properties fo:font-family="'PT Sans Caption'" style:font-style-name="Regular" fo:font-size="16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079cm" svg:height="19.551cm" xlink:href=".." xlink:type="simple" chart:class="chart:area" chart:style-name="ch1">
        <chart:legend chart:legend-position="bottom" svg:x="10.872cm" svg:y="18.182cm" style:legend-expansion="wide" chart:style-name="ch2"/>
        <chart:plot-area chart:style-name="ch3" table:cell-range-address="Sheet1.A1:Sheet1.B33" chart:data-source-has-labels="row" svg:x="2.476cm" svg:y="1.699cm" svg:width="31.201cm" svg:height="14.348cm">
          <chartooo:coordinate-region svg:x="3.362cm" svg:y="2.058cm" svg:width="29.996cm" svg:height="13.024cm"/>
          <chart:axis chart:dimension="x" chart:name="primary-x" chart:style-name="ch4">
            <chart:title svg:x="15.25cm" svg:y="16.438cm" chart:style-name="ch5">
              <text:p>Число раундов</text:p>
            </chart:title>
            <chart:grid chart:style-name="ch6" chart:class="major"/>
          </chart:axis>
          <chart:axis chart:dimension="y" chart:name="primary-y" chart:style-name="ch4">
            <chart:title svg:x="0.451cm" svg:y="14.517cm" chart:style-name="ch7">
              <text:p>Стойкость шифра, 2^операций</text:p>
            </chart:title>
            <chart:grid chart:style-name="ch6" chart:class="major"/>
          </chart:axis>
          <chart:series chart:style-name="ch8" chart:values-cell-range-address="Sheet1.A2:Sheet1.A33" chart:label-cell-address="Sheet1.A1:Sheet1.A1" chart:class="chart:area">
            <chart:data-point chart:repeated="32"/>
          </chart:series>
          <chart:series chart:style-name="ch9" chart:values-cell-range-address="Sheet1.B2:Sheet1.B33" chart:label-cell-address="Sheet1.B1:Sheet1.B1" chart:class="chart:area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1-S8</text:p>
                <draw:g>
                  <svg:desc>Sheet1.A1:Sheet1.A1</svg:desc>
                </draw:g>
              </table:table-cell>
              <table:table-cell office:value-type="string">
                <text:p>Оптимальные узлы замен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3</svg:desc>
                </draw:g>
              </table:table-cell>
              <table:table-cell office:value-type="float" office:value="0">
                <text:p>0</text:p>
                <draw:g>
                  <svg:desc>Sheet1.B2:Sheet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">
                <text:p>1.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3">
                <text:p>2.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5">
                <text:p>4.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6">
                <text:p>5.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8">
                <text:p>7.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6">
                <text:p>7.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8">
                <text:p>9.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9">
                <text:p>10.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6">
                <text:p>10.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37">
                <text:p>12.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79">
                <text:p>13.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05">
                <text:p>14.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47">
                <text:p>15.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88">
                <text:p>16.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14">
                <text:p>17.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56">
                <text:p>18.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97">
                <text:p>19.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24">
                <text:p>20.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65">
                <text:p>21.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07">
                <text:p>23.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33">
                <text:p>23.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74">
                <text:p>24.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16">
                <text:p>26.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42">
                <text:p>26.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84">
                <text:p>27.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25">
                <text:p>29.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93">
                <text:p>30.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35">
                <text:p>32.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36">
                <text:p>32.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61">
                <text:p>32.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02">
                <text:p>34.02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PT Sans Caption'" style:font-style-name="Regular" fo:font-size="2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PT Sans Caption'" style:font-style-name="Regular" fo:font-size="16pt" style:font-size-asian="10pt" style:font-size-complex="10pt"/>
    </style:style>
    <style:style style:name="ch5" style:family="chart">
      <style:chart-properties chart:auto-position="true" style:rotation-angle="0"/>
      <style:text-properties fo:font-family="'PT Sans Caption'" style:font-style-name="Regular" fo:font-size="20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family="'PT Sans Caption'" style:font-style-name="Regular" fo:font-size="20pt" style:font-size-asian="9pt" style:font-size-complex="9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draw:stroke="none" draw:fill-color="#004586" dr3d:edge-rounding="5%"/>
      <style:text-properties fo:font-family="'PT Sans Caption'" style:font-style-name="Regular" fo:font-size="16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draw:fill-color="#ff420e"/>
      <style:text-properties fo:font-family="'PT Sans Caption'" style:font-style-name="Regular" fo:font-size="16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079cm" svg:height="19.551cm" xlink:href=".." xlink:type="simple" chart:class="chart:area" chart:style-name="ch1">
        <chart:legend chart:legend-position="bottom" svg:x="10.872cm" svg:y="18.182cm" style:legend-expansion="wide" chart:style-name="ch2"/>
        <chart:plot-area chart:style-name="ch3" table:cell-range-address="Sheet1.A50:Sheet1.B82" chart:data-source-has-labels="row" svg:x="2.476cm" svg:y="1.699cm" svg:width="31.201cm" svg:height="14.348cm">
          <chartooo:coordinate-region svg:x="3.362cm" svg:y="2.058cm" svg:width="29.996cm" svg:height="13.024cm"/>
          <chart:axis chart:dimension="x" chart:name="primary-x" chart:style-name="ch4">
            <chart:title svg:x="15.25cm" svg:y="16.438cm" chart:style-name="ch5">
              <text:p>Число раундов</text:p>
            </chart:title>
            <chart:grid chart:style-name="ch6" chart:class="major"/>
          </chart:axis>
          <chart:axis chart:dimension="y" chart:name="primary-y" chart:style-name="ch4">
            <chart:title svg:x="0.451cm" svg:y="14.517cm" chart:style-name="ch7">
              <text:p>Стойкость шифра, 2^операций</text:p>
            </chart:title>
            <chart:grid chart:style-name="ch6" chart:class="major"/>
          </chart:axis>
          <chart:series chart:style-name="ch8" chart:values-cell-range-address="Sheet1.A51:Sheet1.A82" chart:label-cell-address="Sheet1.A50:Sheet1.A50" chart:class="chart:area">
            <chart:data-point chart:repeated="32"/>
          </chart:series>
          <chart:series chart:style-name="ch9" chart:values-cell-range-address="Sheet1.B51:Sheet1.B82" chart:label-cell-address="Sheet1.B50:Sheet1.B50" chart:class="chart:area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1-S8</text:p>
                <draw:g>
                  <svg:desc>Sheet1.A50:Sheet1.A50</svg:desc>
                </draw:g>
              </table:table-cell>
              <table:table-cell office:value-type="string">
                <text:p>Оптимальные узлы замен</text:p>
                <draw:g>
                  <svg:desc>Sheet1.B50:Sheet1.B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">
                <text:p>1.68</text:p>
                <draw:g>
                  <svg:desc>Sheet1.A51:Sheet1.A82</svg:desc>
                </draw:g>
              </table:table-cell>
              <table:table-cell office:value-type="float" office:value="2">
                <text:p>2</text:p>
                <draw:g>
                  <svg:desc>Sheet1.B51:Sheet1.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8">
                <text:p>1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6">
                <text:p>3.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5">
                <text:p>18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5">
                <text:p>18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5">
                <text:p>23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5">
                <text:p>28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5">
                <text:p>28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.24">
                <text:p>35.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24">
                <text:p>35.24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